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Rubrik1" style:master-page-name="MP0" style:family="paragraph">
      <style:paragraph-properties fo:break-before="page"/>
    </style:style>
  </office:automatic-styles>
  <office:body>
    <office:text text:use-soft-page-breaks="true">
      <text:p text:style-name="P1">Heading</text:p>
      <text:p text:style-name="Normal">A paragrap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umreradlista" style:display-name="Numrerad lista" style:family="paragraph" style:parent-style-name="Rubrik1" style:next-style-name="Normaltindrag" style:default-outline-level="1">
      <style:text-properties fo:hyphenate="false"/>
    </style:style>
    <style:style style:name="Numreradlista2" style:display-name="Numrerad lista 2" style:family="paragraph" style:parent-style-name="Rubrik2" style:next-style-name="Normaltindrag" style:default-outline-level="2">
      <style:text-properties fo:hyphenate="false"/>
    </style:style>
    <style:style style:name="Numreradlista3" style:display-name="Numrerad lista 3" style:family="paragraph" style:parent-style-name="Rubrik3" style:next-style-name="Normaltindrag" style:default-outline-level="3">
      <style:text-properties fo:hyphenate="false"/>
    </style:style>
    <style:style style:name="Numreradlista4" style:display-name="Numrerad lista 4" style:family="paragraph" style:parent-style-name="Rubrik4" style:next-style-name="Normaltindrag" style:default-outline-level="4">
      <style:text-properties fo:hyphenate="false"/>
    </style:style>
    <style:style style:name="NumRubrik5" style:display-name="Num Rubrik 5" style:family="paragraph" style:parent-style-name="NumRubrik4" style:next-style-name="Normal" style:default-outline-level="5">
      <style:text-properties fo:font-size="9.5pt" style:font-size-asian="9.5pt" fo:hyphenate="false"/>
    </style:style>
    <style:style style:name="Normal" style:display-name="Normal" style:family="paragraph">
      <style:paragraph-properties fo:margin-bottom="0.0833in" style:line-height-at-least="0.1875in"/>
      <style:text-properties fo:font-size="11.5pt" style:font-size-asian="11.5pt" fo:hyphenate="false"/>
    </style:style>
    <style:style style:name="Rubrik1" style:display-name="Rubrik 1" style:family="paragraph" style:next-style-name="Normal" style:default-outline-level="1">
      <style:paragraph-properties fo:keep-with-next="always" fo:keep-together="always" fo:margin-top="0.25in" fo:margin-bottom="0.0416in" style:line-height-at-least="0.1875in"/>
      <style:text-properties style:font-name="Arial" style:font-name-asian="Times New Roman" fo:font-weight="bold" style:font-weight-asian="bold" style:font-weight-complex="bold" fo:color="#A53999" fo:font-size="13.5pt" style:font-size-asian="13.5pt" style:font-size-complex="14pt" fo:hyphenate="false"/>
    </style:style>
    <style:style style:name="Rubrik2" style:display-name="Rubrik 2" style:family="paragraph" style:next-style-name="Normal" style:default-outline-level="2">
      <style:paragraph-properties fo:keep-with-next="always" fo:keep-together="always" fo:margin-top="0.1666in" fo:margin-bottom="0.0416in" style:line-height-at-least="0.1875in"/>
      <style:text-properties style:font-name="Arial" style:font-name-asian="Times New Roman" fo:font-weight="bold" style:font-weight-asian="bold" style:font-weight-complex="bold" style:font-size-complex="13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666in" fo:margin-bottom="0.0416in"/>
      <style:text-properties style:font-name="Arial" style:font-name-asian="Times New Roman" style:font-weight-complex="bold" fo:font-size="11pt" style:font-size-asian="11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1666in" fo:margin-bottom="0.0416in"/>
      <style:text-properties style:font-name="Arial" style:font-name-asian="Times New Roman" fo:font-style="italic" style:font-style-asian="italic" style:font-style-complex="italic" fo:font-size="11pt" style:font-size-asian="11pt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" style:font-name-asian="Times New Roman" fo:color="#7B2A72" fo:hyphenate="false"/>
    </style:style>
    <style:style style:name="Standardstycketeckensnitt" style:display-name="Standardstycketeckensnitt" style:family="text"/>
    <style:style style:name="WW_CharLFO1LVL5" style:family="text">
      <style:text-properties style:font-name="Arial" fo:font-weight="bold" style:font-weight-asian="bold" fo:font-size="13pt" style:font-size-asian="13p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Ballongtext" style:display-name="Ballong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ngtextChar" style:display-name="Ballongtext Char" style:family="text" style:parent-style-name="Standardstycketeckensnitt">
      <style:text-properties style:font-name="Tahoma" style:font-name-complex="Tahoma" fo:font-size="8pt" style:font-size-asian="8pt" style:font-size-complex="8pt"/>
    </style:style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nehåll1" style:display-name="Innehåll 1" style:family="paragraph" style:parent-style-name="Normal" style:next-style-name="Normal" style:auto-update="true">
      <style:paragraph-properties fo:margin-bottom="0.0694in"/>
      <style:text-properties style:font-name="Arial" fo:font-weight="bold" style:font-weight-asian="bold" fo:hyphenate="false"/>
    </style:style>
    <style:style style:name="Innehåll2" style:display-name="Innehåll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="Arial" fo:hyphenate="false"/>
    </style:style>
    <style:style style:name="Innehåll3" style:display-name="Innehåll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Arial" fo:font-style="italic" style:font-style-asian="italic" fo:hyphenate="false"/>
    </style:style>
    <style:style style:name="Liststycke" style:display-name="Liststycke" style:family="paragraph" style:parent-style-name="Normal" style:list-style-name="Style1">
      <style:paragraph-properties fo:margin-top="0.0694in" fo:margin-bottom="0.0694in"/>
      <style:text-properties style:font-size-complex="13pt" fo:hyphenate="false"/>
    </style:style>
    <style:style style:name="Punktlista" style:display-name="Punktlista" style:family="paragraph" style:parent-style-name="Normal">
      <style:paragraph-properties fo:margin-top="0.0694in" fo:margin-left="0.2479in" fo:text-indent="-0.2479in">
        <style:tab-stops/>
      </style:paragraph-properties>
      <style:text-properties fo:hyphenate="false"/>
    </style:style>
    <style:style style:name="Punktlista1" style:display-name="Punktlista 1" style:family="paragraph" style:parent-style-name="Punktlista" style:list-style-name="LFO11">
      <style:text-properties fo:hyphenate="false"/>
    </style:style>
    <style:style style:name="Punktlista2" style:display-name="Punktlista 2" style:family="paragraph" style:parent-style-name="Normal" style:list-style-name="LFO29">
      <style:paragraph-properties fo:margin-top="0.0694in"/>
      <style:text-properties fo:hyphenate="false"/>
    </style:style>
    <style:style style:name="Rubrik1Char" style:display-name="Rubrik 1 Char" style:family="text" style:parent-style-name="Standardstycketeckensnitt">
      <style:text-properties style:font-name="Arial" style:font-name-asian="Times New Roman" style:font-name-complex="Times New Roman" fo:font-weight="bold" style:font-weight-asian="bold" style:font-weight-complex="bold" fo:color="#A53999" fo:font-size="13.5pt" style:font-size-asian="13.5pt" style:font-size-complex="14pt"/>
    </style:style>
    <style:style style:name="Rubrik2Char" style:display-name="Rubrik 2 Char" style:family="text" style:parent-style-name="Standardstycketeckensnitt">
      <style:text-properties style:font-name="Arial" style:font-name-asian="Times New Roman" style:font-name-complex="Times New Roman" fo:font-weight="bold" style:font-weight-asian="bold" style:font-weight-complex="bold" style:font-size-complex="13pt"/>
    </style:style>
    <style:style style:name="Rubrik3Char" style:display-name="Rubrik 3 Char" style:family="text" style:parent-style-name="Standardstycketeckensnitt">
      <style:text-properties style:font-name="Arial" style:font-name-asian="Times New Roman" style:font-name-complex="Times New Roman" style:font-weight-complex="bold"/>
    </style:style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fo:hyphenate="false"/>
    </style:style>
    <style:style style:name="SidfotChar" style:display-name="Sidfot Char" style:family="text" style:parent-style-name="Standardstycketeckensnitt">
      <style:text-properties style:font-name="Calibri" fo:font-size="9pt" style:font-size-asian="9pt"/>
    </style:style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font-size="9pt" style:font-size-asian="9pt" fo:hyphenate="false"/>
    </style:style>
    <style:style style:name="SidhuvudChar" style:display-name="Sidhuvud Char" style:family="text" style:parent-style-name="Standardstycketeckensnitt">
      <style:text-properties style:font-name="Calibri" fo:font-size="9pt" style:font-size-asian="9pt"/>
    </style:style>
    <style:style style:name="Sidnummer" style:display-name="Sidnummer" style:family="text" style:parent-style-name="Standardstycketeckensnitt">
      <style:text-properties style:font-name="Arial" fo:color="#7F7F7F" fo:font-size="9pt" style:font-size-asian="9pt"/>
    </style:style>
    <style:style style:name="Titel" style:display-name="Titel" style:family="paragraph" style:parent-style-name="Rubrik1" style:default-outline-level="1">
      <style:paragraph-properties>
        <style:tab-stops>
          <style:tab-stop style:type="right" style:leader-style="dotted" style:leader-text="." style:position="5.8979in"/>
        </style:tab-stops>
      </style:paragraph-properties>
      <style:text-properties fo:hyphenate="false"/>
    </style:style>
    <style:style style:name="Normaltindrag" style:display-name="Normalt indrag" style:family="paragraph" style:parent-style-name="Normal">
      <style:paragraph-properties fo:line-height="100%" fo:margin-left="0.5909in">
        <style:tab-stops/>
      </style:paragraph-properties>
      <style:text-properties fo:hyphenate="false"/>
    </style:style>
    <style:style style:name="Rubrik4Char" style:display-name="Rubrik 4 Char" style:family="text" style:parent-style-name="Standardstycketeckensnitt">
      <style:text-properties style:font-name="Arial" style:font-name-asian="Times New Roman" style:font-name-complex="Times New Roman" fo:font-style="italic" style:font-style-asian="italic" style:font-style-complex="italic"/>
    </style:style>
    <style:style style:name="Punktlista3" style:display-name="Punktlista 3" style:family="paragraph" style:parent-style-name="Normal" style:list-style-name="LFO28">
      <style:text-properties fo:hyphenate="false"/>
    </style:style>
    <style:style style:name="Rubrik5Char" style:display-name="Rubrik 5 Char" style:family="text" style:parent-style-name="Standardstycketeckensnitt">
      <style:text-properties style:font-name="Arial" style:font-name-asian="Times New Roman" style:font-name-complex="Times New Roman" fo:color="#7B2A72"/>
    </style:style>
    <style:style style:name="Platshållartext" style:display-name="Platshållartext" style:family="text" style:parent-style-name="Standardstycketeckensnitt">
      <style:text-properties fo:color="#808080"/>
    </style:style>
    <style:style style:name="infoavslut" style:display-name="info avslut" style:family="paragraph" style:parent-style-name="Normal">
      <style:paragraph-properties fo:margin-bottom="0in" style:line-height-at-least="0.1527in"/>
      <style:text-properties fo:font-size="9pt" style:font-size-asian="9pt" fo:hyphenate="false"/>
    </style:style>
    <style:style style:name="NumRubrik1" style:display-name="Num Rubrik 1" style:family="paragraph" style:parent-style-name="Numreradlista" style:next-style-name="Normal" style:default-outline-level="1">
      <style:text-properties fo:hyphenate="false"/>
    </style:style>
    <style:style style:name="NumRubrik2" style:display-name="Num Rubrik 2" style:family="paragraph" style:parent-style-name="Numreradlista2" style:next-style-name="Normal" style:default-outline-level="2">
      <style:text-properties fo:hyphenate="false"/>
    </style:style>
    <style:style style:name="NumRubrik3" style:display-name="Num Rubrik 3" style:family="paragraph" style:parent-style-name="Numreradlista3" style:next-style-name="Normal" style:default-outline-level="3">
      <style:text-properties fo:hyphenate="false"/>
    </style:style>
    <style:style style:name="NumRubrik4" style:display-name="Num Rubrik 4" style:family="paragraph" style:parent-style-name="Numreradlista4" style:next-style-name="Normal" style:list-style-name="MTM" style:default-outline-level="4">
      <style:paragraph-properties fo:keep-with-next="auto" fo:keep-together="auto" fo:margin-top="0in" fo:margin-bottom="0.1388in" fo:line-height="115%"/>
      <style:text-properties style:font-name="Calibri" style:font-name-asian="Calibri" fo:font-style="normal" style:font-style-asian="normal" style:font-style-complex="normal" fo:hyphenate="false"/>
    </style:style>
    <style:style style:name="Innehåll4" style:display-name="Innehåll 4" style:family="paragraph" style:parent-style-name="Normal" style:next-style-name="Normal" style:auto-update="true">
      <style:paragraph-properties fo:margin-bottom="0.0694in" fo:margin-left="0.4791in">
        <style:tab-stops/>
      </style:paragraph-properties>
      <style:text-properties style:font-name="Arial" fo:hyphenate="false"/>
    </style:style>
    <style:style style:name="Innehåll5" style:display-name="Innehåll 5" style:family="paragraph" style:parent-style-name="Normal" style:next-style-name="Normal" style:auto-update="true">
      <style:paragraph-properties fo:margin-bottom="0.0694in" fo:margin-left="0.6388in">
        <style:tab-stops/>
      </style:paragraph-properties>
      <style:text-properties style:font-name="Arial" fo:hyphenate="false"/>
    </style:style>
    <style:style style:name="WW_CharLFO2LVL1" style:family="text">
      <style:text-properties style:font-name="Arial" fo:font-weight="bold" style:font-weight-asian="bold" fo:font-size="13pt" style:font-size-asian="13pt"/>
    </style:style>
    <text:list-style style:name="Formatmall1" style:display-name="Formatmall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1in" text:list-level-position-and-space-mode="label-alignment">
          <style:list-level-label-alignment text:label-followed-by="space" fo:margin-left="1in" fo:text-indent="-1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ize="13pt" style:font-size-asian="13pt"/>
    </style:style>
    <style:style style:name="WW_CharLFO3LVL2" style:family="text">
      <style:text-properties style:font-name="Arial" fo:font-weight="bold" style:font-weight-asian="bold" fo:font-style="normal" style:font-style-asian="normal" fo:font-size="11pt" style:font-size-asian="11pt"/>
    </style:style>
    <text:list-style style:name="Formatmall2" style:display-name="Formatmall2">
      <text:list-level-style-number text:level="1" text:style-name="WW_CharLFO3LVL1" style:num-format="1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text:style-name="WW_CharLFO3LVL2" style:num-format="1" text:display-levels="2">
        <style:list-level-properties text:space-before="0.2479in" text:min-label-width="0.502in" text:list-level-position-and-space-mode="label-alignment">
          <style:list-level-label-alignment text:label-followed-by="space" fo:margin-left="0.75in" fo:text-indent="-0.502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 style:font-name-complex="Times New Roman" style:use-window-font-color="true" fo:font-size="11pt" style:font-size-asian="11pt"/>
    </style:style>
    <style:style style:name="WW_CharLFO4LVL2" style:family="text">
      <style:text-properties style:font-name="Aria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Formatmall3" style:display-name="Formatmall3">
      <text:list-level-style-bullet text:level="1" text:style-name="WW_CharLFO4LVL1" text:bullet-char="●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Arial"/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Arial" fo:font-weight="bold" style:font-weight-asian="bold" fo:font-size="13pt" style:font-size-asian="13pt"/>
    </style:style>
    <style:style style:name="WW_CharLFO5LVL2" style:family="text">
      <style:text-properties style:font-name="Arial" fo:font-weight="bold" style:font-weight-asian="bold" fo:font-size="11pt" style:font-size-asian="11pt"/>
    </style:style>
    <text:list-style style:name="Style1" style:display-name="Style1">
      <text:list-level-style-number text:level="1" text:style-name="WW_CharLFO5LVL1" style:num-suffix=" " style:num-format="1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2" text:style-name="WW_CharLFO5LVL2" style:num-suffix=" " style:num-format="1" text:display-levels="2">
        <style:list-level-properties text:space-before="0in" text:min-label-width="0.75in" text:list-level-position-and-space-mode="label-alignment">
          <style:list-level-label-alignment text:label-followed-by="nothing" fo:margin-left="0.75in" fo:text-indent="-0.75in"/>
        </style:list-level-properties>
      </text:list-level-style-number>
      <text:list-level-style-number text:level="3" style:num-suffix=")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 fo:font-weight="bold" style:font-weight-asian="bold" fo:font-size="13pt" style:font-size-asian="13pt"/>
    </style:style>
    <style:style style:name="WW_CharLFO6LVL2" style:family="text">
      <style:text-properties style:font-name="Arial" fo:font-weight="bold" style:font-weight-asian="bold" fo:font-style="normal" style:font-style-asian="normal" fo:font-size="11pt" style:font-size-asian="11pt"/>
    </style:style>
    <text:list-style style:name="Formatmall4" style:display-name="Formatmall4">
      <text:list-level-style-number text:level="1" text:style-name="WW_CharLFO6LVL1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prefix="(" style:num-suffix=")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7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style:num-suffix="." style:num-format="i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</text:list-style>
    <style:style style:name="WW_CharLFO7LVL1" style:family="text">
      <style:text-properties style:font-name="Arial" fo:font-weight="bold" style:font-weight-asian="bold" fo:font-size="13pt" style:font-size-asian="13pt"/>
    </style:style>
    <style:style style:name="WW_CharLFO7LVL2" style:family="text">
      <style:text-properties style:font-name="Arial" fo:font-weight="bold" style:font-weight-asian="bold" fo:font-style="normal" style:font-style-asian="normal" fo:font-size="11pt" style:font-size-asian="11pt"/>
    </style:style>
    <text:list-style style:name="Formatmall5" style:display-name="Formatmall5">
      <text:list-level-style-number text:level="1" text:style-name="WW_CharLFO7LVL1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text:style-name="WW_CharLFO7LVL2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format="1" text:display-levels="3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4" style:num-prefix="(" style:num-suffix=")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6" style:num-prefix="(" style:num-suffix=")" style:num-format="i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7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style:num-suffix="." style:num-format="i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</text:list-style>
    <style:style style:name="WW_CharLFO8LVL1" style:family="text">
      <style:text-properties style:font-name="Arial" fo:font-weight="bold" style:font-weight-asian="bold" fo:font-size="13pt" style:font-size-asian="13pt"/>
    </style:style>
    <style:style style:name="WW_CharLFO8LVL2" style:family="text">
      <style:text-properties style:font-name="Arial" fo:font-weight="bold" style:font-weight-asian="bold" fo:font-style="normal" style:font-style-asian="normal" fo:font-size="11pt" style:font-size-asian="11pt" fo:language="sv" fo:country="SE"/>
    </style:style>
    <text:list-style style:name="Formatmall6" style:display-name="Formatmall6">
      <text:list-level-style-number text:level="1" text:style-name="WW_CharLFO8LVL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8LVL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Arial" fo:font-weight="bold" style:font-weight-asian="bold" fo:font-size="13pt" style:font-size-asian="13pt"/>
    </style:style>
    <style:style style:name="WW_CharLFO9LVL2" style:family="text">
      <style:text-properties style:font-name="Arial" fo:font-weight="bold" style:font-weight-asian="bold" fo:font-style="normal" style:font-style-asian="normal" fo:font-size="11pt" style:font-size-asian="11pt" fo:language="sv" fo:country="SE"/>
    </style:style>
    <text:list-style style:name="MTM" style:display-name="MTM">
      <text:list-level-style-number text:level="1" text:style-name="WW_CharLFO9LVL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9LVL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Times New Roman" style:font-name-complex="Times New Roman" style:use-window-font-color="true" fo:font-size="11pt" style:font-size-asian="11pt"/>
    </style:style>
    <style:style style:name="WW_CharLFO10LVL2" style:family="text">
      <style:text-properties style:font-name="Arial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LFO11" style:display-name="LFO11">
      <text:list-level-style-bullet text:level="1" text:style-name="WW_CharLFO10LVL1" text:bullet-char="•">
        <style:list-level-properties text:space-before="0.0041in" text:min-label-width="0.25in" text:list-level-position-and-space-mode="label-alignment">
          <style:list-level-label-alignment text:label-followed-by="listtab" fo:margin-left="0.2541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4722in" text:min-label-width="0.1736in" text:list-level-position-and-space-mode="label-alignment">
          <style:list-level-label-alignment text:label-followed-by="listtab" fo:margin-left="0.6458in" fo:text-indent="-0.1736in"/>
        </style:list-level-properties>
        <style:text-properties style:font-name="Aria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Times New Roman" fo:font-weight="normal" style:font-weight-asian="normal" fo:font-style="normal" style:font-style-asian="normal" fo:font-size="10.5pt" style:font-size-asian="10.5pt"/>
    </style:style>
    <text:list-style style:name="LFO28" style:display-name="LFO28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Calibri" fo:font-weight="normal" style:font-weight-asian="normal" fo:font-style="normal" style:font-style-asian="normal" fo:font-size="11pt" style:font-size-asian="11pt"/>
    </style:style>
    <text:list-style style:name="LFO29" style:display-name="LFO29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625in" text:min-label-width="0.25in" text:list-level-position-and-space-mode="label-alignment">
          <style:list-level-label-alignment text:label-followed-by="listtab" fo:margin-left="1.0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875in" text:min-label-width="0.125in" text:list-level-position-and-space-mode="label-alignment">
          <style:list-level-label-alignment text:label-followed-by="listtab" fo:margin-left="1.5125in" fo:text-indent="-0.125in"/>
        </style:list-level-properties>
      </text:list-level-style-number>
      <text:list-level-style-number text:level="4" style:num-suffix="." style:num-format="1">
        <style:list-level-properties text:space-before="1.7625in" text:min-label-width="0.25in" text:list-level-position-and-space-mode="label-alignment">
          <style:list-level-label-alignment text:label-followed-by="listtab" fo:margin-left="2.0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625in" text:min-label-width="0.25in" text:list-level-position-and-space-mode="label-alignment">
          <style:list-level-label-alignment text:label-followed-by="listtab" fo:margin-left="2.51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875in" text:min-label-width="0.125in" text:list-level-position-and-space-mode="label-alignment">
          <style:list-level-label-alignment text:label-followed-by="listtab" fo:margin-left="3.0125in" fo:text-indent="-0.125in"/>
        </style:list-level-properties>
      </text:list-level-style-number>
      <text:list-level-style-number text:level="7" style:num-suffix="." style:num-format="1">
        <style:list-level-properties text:space-before="3.2625in" text:min-label-width="0.25in" text:list-level-position-and-space-mode="label-alignment">
          <style:list-level-label-alignment text:label-followed-by="listtab" fo:margin-left="3.51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625in" text:min-label-width="0.25in" text:list-level-position-and-space-mode="label-alignment">
          <style:list-level-label-alignment text:label-followed-by="listtab" fo:margin-left="4.0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875in" text:min-label-width="0.125in" text:list-level-position-and-space-mode="label-alignment">
          <style:list-level-label-alignment text:label-followed-by="listtab" fo:margin-left="4.51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5" style:family="text">
      <style:text-properties style:font-name="Arial" fo:font-weight="bold" style:font-weight-asian="bold" fo:font-size="13pt" style:font-size-asian="13pt"/>
    </style:style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text:style-name="WW_CharOUTLINELVL5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Joel Håkansson</dc:creator>
    <meta:creation-date>2017-07-12T15:29:00Z</meta:creation-date>
    <dc:date>2017-07-12T15:45:00Z</dc:date>
    <meta:template xlink:href="Normal.dotm" xlink:type="simple"/>
    <meta:editing-cycles>3</meta:editing-cycles>
    <meta:editing-duration>PT60S</meta:editing-duration>
    <meta:document-statistic meta:page-count="1" meta:paragraph-count="1" meta:word-count="3" meta:character-count="20" meta:row-count="1" meta:non-whitespace-character-count="18"/>
  </office:meta>
</office:document-meta>
</file>